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569in" fo:margin-left="-0.0785in" table:align="left" style:writing-mode="lr-tb"/>
    </style:style>
    <style:style style:name="Table1.A" style:family="table-column">
      <style:table-column-properties style:column-width="1.3882in"/>
    </style:style>
    <style:style style:name="Table1.B" style:family="table-column">
      <style:table-column-properties style:column-width="0.7986in"/>
    </style:style>
    <style:style style:name="Table1.C" style:family="table-column">
      <style:table-column-properties style:column-width="2.6708in"/>
    </style:style>
    <style:style style:name="Table1.D" style:family="table-column">
      <style:table-column-properties style:column-width="0.8in"/>
    </style:style>
    <style:style style:name="Table1.E" style:family="table-column">
      <style:table-column-properties style:column-width="0.7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569in" fo:margin-left="-0.0785in" table:align="left" style:writing-mode="lr-tb"/>
    </style:style>
    <style:style style:name="Table2.A" style:family="table-column">
      <style:table-column-properties style:column-width="1.5847in"/>
    </style:style>
    <style:style style:name="Table2.B" style:family="table-column">
      <style:table-column-properties style:column-width="0.0146in"/>
    </style:style>
    <style:style style:name="Table2.C" style:family="table-column">
      <style:table-column-properties style:column-width="0.9368in"/>
    </style:style>
    <style:style style:name="Table2.D" style:family="table-column">
      <style:table-column-properties style:column-width="3.15in"/>
    </style:style>
    <style:style style:name="Table2.E" style:family="table-column">
      <style:table-column-properties style:column-width="0.77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1pt" fo:font-weight="bold" style:font-size-asian="11pt" style:font-weight-asian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1pt" fo:font-weight="bold" style:font-size-asian="11pt" style:font-weight-asian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11pt" fo:font-weight="bold" officeooo:paragraph-rsid="00064d12" style:font-size-asian="11pt" style:font-weight-asian="bold"/>
    </style:style>
    <style:style style:name="P5" style:family="paragraph" style:parent-style-name="Standard">
      <style:paragraph-properties fo:line-height="100%"/>
      <style:text-properties fo:font-size="11pt" style:font-size-asian="11pt"/>
    </style:style>
    <style:style style:name="P6" style:family="paragraph" style:parent-style-name="Standard">
      <style:paragraph-properties fo:line-height="100%" style:snap-to-layout-grid="false"/>
      <style:text-properties fo:font-size="11pt" style:font-size-asian="11pt"/>
    </style:style>
    <style:style style:name="P7" style:family="paragraph" style:parent-style-name="Standard">
      <style:paragraph-properties fo:line-height="100%"/>
      <style:text-properties fo:font-size="11pt" officeooo:paragraph-rsid="00064d12" style:font-size-asian="11pt"/>
    </style:style>
    <style:style style:name="P8" style:family="paragraph" style:parent-style-name="Standard">
      <style:paragraph-properties fo:line-height="100%"/>
      <style:text-properties fo:color="#ff0000" fo:font-size="11pt" fo:font-weight="bold" style:font-size-asian="11pt" style:font-weight-asian="bold"/>
    </style:style>
    <style:style style:name="P9" style:family="paragraph" style:parent-style-name="Sans_20_interligne">
      <style:paragraph-properties fo:text-align="center" style:justify-single-word="false"/>
    </style:style>
    <style:style style:name="P10" style:family="paragraph" style:parent-style-name="Sans_20_interligne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ans_20_interligne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ans_20_interligne">
      <style:text-properties fo:font-size="11pt" style:font-size-asian="11pt"/>
    </style:style>
    <style:style style:name="P13" style:family="paragraph" style:parent-style-name="Sans_20_interligne">
      <style:text-properties fo:color="#1f497d" fo:font-size="11pt" fo:font-weight="bold" style:font-size-asian="11pt" style:font-weight-asian="bold"/>
    </style:style>
    <style:style style:name="P14" style:family="paragraph" style:parent-style-name="Sans_20_interligne">
      <style:text-properties fo:color="#000000" fo:font-size="10pt" style:font-size-asian="10pt"/>
    </style:style>
    <style:style style:name="P15" style:family="paragraph" style:parent-style-name="Sans_20_interligne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style:font-size-asian="11pt"/>
    </style:style>
    <style:style style:name="T5" style:family="text">
      <style:text-properties fo:color="#ff0000" fo:font-size="11pt" fo:font-weight="bold" style:font-size-asian="11pt" style:font-weight-asian="bold"/>
    </style:style>
    <style:style style:name="T6" style:family="text">
      <style:text-properties style:text-position="super 58%" fo:font-size="11pt" style:font-size-asian="11pt"/>
    </style:style>
    <style:style style:name="T7" style:family="text">
      <style:text-properties officeooo:rsid="00064d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Projet <text:s/>ID Base Info-documentation</text:span></text:p>
      <text:p text:style-name="P11"/>
      <text:p text:style-name="P9"><text:span text:style-name="T1">« Base de données de fiches pédagogiques en Information-documentation </text:span></text:p>
      <text:p text:style-name="P9"><text:span text:style-name="T1">à l’usage des professeurs documentalistes »</text:span></text:p>
      <text:p text:style-name="P10"/>
      <text:p text:style-name="P10"/>
      <text:p text:style-name="Sans_20_interligne"/>
      <text:p text:style-name="Sans_20_interligne">v1</text:p>
      <text:p text:style-name="Sans_20_interlign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5">Champs indexés (interrogeables)</text:span></text:p>
          </table:table-cell>
          <table:table-cell table:style-name="Table1.A1" office:value-type="string">
            <text:p text:style-name="P3">libre ou pas</text:p>
          </table:table-cell>
          <table:table-cell table:style-name="Table1.A1" office:value-type="string">
            <text:p text:style-name="P3">liste fermée</text:p>
          </table:table-cell>
          <table:table-cell table:style-name="Table1.A1" office:value-type="string">
            <text:p text:style-name="P3">gérée ou pas</text:p>
          </table:table-cell>
          <table:table-cell table:style-name="Table1.E1" office:value-type="string">
            <text:p text:style-name="P4"><text:span text:style-name="T7">Multi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Notion </text:span>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oui</text:p>
            <text:p text:style-name="P12">ex : information, source, auteur, identité numérique, etc.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7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Niveau</text:span>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oui </text:p>
            <text:p text:style-name="Sans_20_interligne"><text:span text:style-name="T4">6°, 5°, 4°, 3°, 2</text:span><text:span text:style-name="T6">nde</text:span><text:span text:style-name="T4">, 1°, Tale, Bac pro, ULIS, SEGPA</text:span>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7"><text:span text:style-name="T7">1..*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Méthode pédagogique</text:span>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oui</text:p>
            <text:p text:style-name="P12">Expositive, Interrogative, Démonstrative, Applicative, Méthodologique, Fonctionnelle, Active, Situation-problème, Réfutation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7"><text:span text:style-name="T7">1..*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Année</text:span>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1999-201-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7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Discipline Info-doc</text:span>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oui/non (à cocher simplement)</text:p>
          </table:table-cell>
          <table:table-cell table:style-name="Table1.A1" office:value-type="string">
            <text:p text:style-name="P5">non</text:p>
          </table:table-cell>
          <table:table-cell table:style-name="Table1.E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En interdisciplinarité avec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oui</text:p>
            <text:p text:style-name="P12">Lettres, Langues, Sciences Physique – Chimie, SVT, Mathématiques, EPS, HG, Education civique, Arts plastiques, Education musicale, ECJS, SES, Philosophie, …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<text:span text:style-name="T3">Dispositif pédagogique</text:span>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oui</text:p>
            <text:p text:style-name="P12">TPE, IDD, PPCP, TIPE, HDA, etc.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<text:span text:style-name="T3">Dispositif éducatif</text:span>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oui</text:p>
            <text:p text:style-name="P5">EAM, CESC, Classe à PAC, ED,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Auteur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Source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- site académique</text:p>
            <text:p text:style-name="Sans_20_interligne">- site professionnel</text:p>
            <text:p text:style-name="Sans_20_interligne">- blog personnel</text:p>
            <text:p text:style-name="Sans_20_interligne">- autres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Production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dossier documentaire</text:p>
            <text:p text:style-name="Sans_20_interligne">diaporama</text:p>
            <text:p text:style-name="Sans_20_interligne">page web</text:p>
            <text:p text:style-name="Sans_20_interligne">exposé oral</text:p>
            <text:p text:style-name="Sans_20_interligne">etc.</text:p>
          </table:table-cell>
          <table:table-cell table:style-name="Table1.A1" office:value-type="string">
            <text:p text:style-name="P5">oui</text:p>
          </table:table-cell>
          <table:table-cell table:style-name="Table1.E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Mots-clés</text:p>
          </table:table-cell>
          <table:table-cell table:style-name="Table1.A1" office:value-type="string">
            <text:p text:style-name="P5">non</text:p>
          </table:table-cell>
          <table:table-cell table:style-name="Table1.A1" office:value-type="string">
            <text:p text:style-name="P5">tags</text:p>
          </table:table-cell>
          <table:table-cell table:style-name="Table1.A1" office:value-type="string">
            <text:p text:style-name="P5">automatique</text:p>
          </table:table-cell>
          <table:table-cell table:style-name="Table1.E1" office:value-type="string">
            <text:p text:style-name="P5"/>
          </table:table-cell>
        </table:table-row>
      </table:table>
      <text:p text:style-name="Standard"/>
      <text:p text:style-name="Sans_20_interligne"/>
      <text:p text:style-name="Sans_20_interlig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columns-spanned="2" office:value-type="string">
            <text:p text:style-name="P13">Champs non indexés</text:p>
            <text:p text:style-name="P13">(non interrogeables</text:p>
            <text:p text:style-name="P8"/>
          </table:table-cell>
          <table:covered-table-cell/>
          <table:table-cell table:style-name="Table2.A1" office:value-type="string">
            <text:p text:style-name="P3">libre ou pas</text:p>
          </table:table-cell>
          <table:table-cell table:style-name="Table2.A1" office:value-type="string">
            <text:p text:style-name="P3">liste fermée</text:p>
          </table:table-cell>
          <table:table-cell table:style-name="Table2.E1" office:value-type="string">
            <text:p text:style-name="P3">gérée ou pas</text:p>
          </table:table-cell>
        </table:table-row>
        <table:table-row table:style-name="Table2.1">
          <table:table-cell table:style-name="Table2.A1" office:value-type="string">
            <text:p text:style-name="P2">Titre</text:p>
          </table:table-cell>
          <table:table-cell table:style-name="Table2.A1" table:number-columns-spanned="2" office:value-type="string">
            <text:p text:style-name="P5">oui</text:p>
          </table:table-cell>
          <table:covered-table-cell/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Référence 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URL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Scénario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Objectifs T1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Objectifs T2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Objectifs T2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Démarche d’apprentissage</text:p>
          </table:table-cell>
          <table:covered-table-cell/>
          <table:table-cell table:style-name="Table2.A1" office:value-type="string">
            <text:p text:style-name="P5">non</text:p>
          </table:table-cell>
          <table:table-cell table:style-name="Table2.A1" office:value-type="string">
            <text:p text:style-name="P5">oui</text:p>
            <text:p text:style-name="P12">inductive ; déductive ; hypothético-déductive ; dialectique ; divergente</text:p>
          </table:table-cell>
          <table:table-cell table:style-name="Table2.E1" office:value-type="string">
            <text:p text:style-name="P5">oui</text:p>
          </table:table-cell>
        </table:table-row>
        <table:table-row table:style-name="Table2.1">
          <table:table-cell table:style-name="Table2.A1" table:number-columns-spanned="2" office:value-type="string">
            <text:p text:style-name="P5">Déroulement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Tâche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Matériaux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1" table:number-columns-spanned="2" office:value-type="string">
            <text:p text:style-name="P5">Evaluation</text:p>
          </table:table-cell>
          <table:covered-table-cell/>
          <table:table-cell table:style-name="Table2.A1" office:value-type="string">
            <text:p text:style-name="P5">non</text:p>
          </table:table-cell>
          <table:table-cell table:style-name="Table2.A1" office:value-type="string">
            <text:p text:style-name="P5">oui</text:p>
            <text:p text:style-name="P5">formatrice</text:p>
            <text:p text:style-name="P12">formative</text:p>
            <text:p text:style-name="P12">sommative</text:p>
            <text:p text:style-name="P12">certificative</text:p>
            <text:p text:style-name="P12">autoévaluation</text:p>
            <text:p text:style-name="P12">sans</text:p>
          </table:table-cell>
          <table:table-cell table:style-name="Table2.E1" office:value-type="string">
            <text:p text:style-name="P5">oui</text:p>
          </table:table-cell>
        </table:table-row>
        <table:table-row table:style-name="Table2.1">
          <table:table-cell table:style-name="Table2.A1" table:number-columns-spanned="2" office:value-type="string">
            <text:p text:style-name="P1"><text:span text:style-name="T4">Outils didactiques</text:span></text:p>
          </table:table-cell>
          <table:covered-table-cell/>
          <table:table-cell table:style-name="Table2.A1" office:value-type="string">
            <text:p text:style-name="P5">non</text:p>
          </table:table-cell>
          <table:table-cell table:style-name="Table2.A1" office:value-type="string">
            <text:p text:style-name="P14">aide au questionnement</text:p>
            <text:p text:style-name="P14">aide au référencement bibliographique</text:p>
            <text:p text:style-name="P14">aide à la rédaction d’une bibliographie</text:p>
            <text:p text:style-name="P14">apports de contenus</text:p>
            <text:p text:style-name="P14">bibliographie </text:p>
            <text:p text:style-name="P14">bilan </text:p>
            <text:p text:style-name="P14">conducteur de la séquence </text:p>
            <text:p text:style-name="P14">conseils méthodologiques</text:p>
            <text:p text:style-name="P14">consignes</text:p>
            <text:p text:style-name="P14">corrigé</text:p>
            <text:p text:style-name="P14">documentation</text:p>
            <text:p text:style-name="P14">fiche de prise de notes libre</text:p>
            <text:p text:style-name="P14">fiche de prise de notes guidées</text:p>
            <text:p text:style-name="P14">fiche-guide </text:p>
            <text:p text:style-name="P14">enquête </text:p>
            <text:p text:style-name="P14">évaluation </text:p>
            <text:p text:style-name="P14">grille d’analyse libre</text:p>
            <text:p text:style-name="P14">grille d’analyse guidée</text:p>
            <text:p text:style-name="P14">grille d’auto-évaluation</text:p>
            <text:p text:style-name="P14">guide opératoire (pour utiliser un logiciel)</text:p>
            <text:p text:style-name="P14">journal de bord </text:p>
            <text:p text:style-name="P14">jeu</text:p>
            <text:p text:style-name="P14">objectifs de la séquence</text:p>
            <text:p text:style-name="P14">production d’élève </text:p>
            <text:p text:style-name="P14">support du cours </text:p>
            <text:p text:style-name="P5">etc.</text:p>
          </table:table-cell>
          <table:table-cell table:style-name="Table2.E1" office:value-type="string">
            <text:p text:style-name="P5">oui</text:p>
          </table:table-cell>
        </table:table-row>
        <table:table-row table:style-name="Table2.1">
          <table:table-cell table:style-name="Table2.A1" table:number-columns-spanned="2" office:value-type="string">
            <text:p text:style-name="P5">Durée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5">oui</text:p>
          </table:table-cell>
        </table:table-row>
        <table:table-row table:style-name="Table2.1">
          <table:table-cell table:style-name="Table2.A1" table:number-columns-spanned="2" office:value-type="string">
            <text:p text:style-name="P5">Commentaire</text:p>
          </table:table-cell>
          <table:covered-table-cell/>
          <table:table-cell table:style-name="Table2.A1" office:value-type="string">
            <text:p text:style-name="P5">oui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5">oui</text:p>
          </table:table-cell>
        </table:table-row>
      </table:table>
      <text:p text:style-name="Standard"/>
      <text:p text:style-name="Sans_20_interligne"/>
      <text:p text:style-name="Sans_20_interlig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Free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Sans_20_interligne" style:class="text">
      <style:paragraph-properties fo:line-height="115%"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in" fo:margin-bottom="0.2083in" style:contextual-spacing="true" fo:line-height="100%"/>
      <style:text-properties fo:font-variant="small-caps" fo:font-size="26pt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true"/>
      <style:text-properties fo:font-variant="small-caps" fo:font-size="18pt" fo:letter-spacing="0.0035in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line-height="112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line-height="112%"/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12%"/>
      <style:text-properties fo:letter-spacing="0.0035in" fo:font-weight="bold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12%"/>
      <style:text-properties fo:font-style="italic" style:font-style-asian="italic" style:font-size-complex="12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12%" fo:background-color="#ffffff">
        <style:background-image/>
      </style:paragraph-properties>
      <style:text-properties fo:color="#595959" fo:letter-spacing="0.0035in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12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ubtitle" style:family="paragraph" style:parent-style-name="Standard" style:next-style-name="Standard" style:class="chapter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Sans_20_interligne" style:display-name="Sans interligne" style:family="paragraph" style:parent-style-name="Standard">
      <style:paragraph-properties fo:line-height="100%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itation" style:family="paragraph" style:parent-style-name="Standard" style:next-style-name="Standard">
      <style:text-properties fo:font-style="italic" style:font-style-asian="italic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0.8in" fo:margin-right="0.8in" fo:margin-top="0.1665in" fo:margin-bottom="0.1665in" style:contextual-spacing="false" fo:line-height="125%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font-variant="small-caps" fo:font-size="18pt" fo:letter-spacing="0.0035in" style:font-size-asian="18pt" style:font-size-complex="18pt"/>
    </style:style>
    <style:style style:name="Titre_20_2_20_Car" style:display-name="Titre 2 Car" style:family="text" style:parent-style-name="Police_20_par_20_défaut">
      <style:text-properties fo:font-variant="small-caps" fo:font-size="14pt" style:font-size-asian="14pt" style:font-size-complex="14pt"/>
    </style:style>
    <style:style style:name="Titre_20_3_20_Car" style:display-name="Titre 3 Car" style:family="text" style:parent-style-name="Police_20_par_20_défaut"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Titre_20_4_20_Car" style:display-name="Titre 4 Car" style:family="text" style:parent-style-name="Police_20_par_20_défaut">
      <style:text-properties fo:font-size="12pt" fo:letter-spacing="0.0035in" fo:font-weight="bold" style:font-size-asian="12pt" style:font-weight-asian="bold" style:font-size-complex="12pt" style:font-weight-complex="bold"/>
    </style:style>
    <style:style style:name="Titre_20_5_20_Car" style:display-name="Titre 5 Car" style:family="text" style:parent-style-name="Police_20_par_20_défaut">
      <style:text-properties fo:font-size="12pt" fo:font-style="italic" style:font-size-asian="12pt" style:font-style-asian="italic" style:font-size-complex="12pt" style:font-style-complex="italic"/>
    </style:style>
    <style:style style:name="Titre_20_6_20_Car" style:display-name="Titre 6 Car" style:family="text" style:parent-style-name="Police_20_par_20_défaut">
      <style:text-properties fo:color="#595959" fo:letter-spacing="0.0035in" fo:font-weight="bold" fo:background-color="#ffffff" style:font-weight-asian="bold" style:font-weight-complex="bold"/>
    </style:style>
    <style:style style:name="Titre_20_7_20_Car" style:display-name="Titre 7 Car" style:family="text" style:parent-style-name="Police_20_par_20_défau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itre_20_8_20_Car" style:display-name="Titre 8 Car" style:family="text" style:parent-style-name="Police_20_par_20_défaut">
      <style:text-properties fo:color="#7f7f7f" fo:font-size="10pt" fo:font-weight="bold" style:font-size-asian="10pt" style:font-weight-asian="bold" style:font-size-complex="10pt" style:font-weight-complex="bold"/>
    </style:style>
    <style:style style:name="Titre_20_9_20_Car" style:display-name="Titre 9 Car" style:family="text" style:parent-style-name="Police_20_par_20_défau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itre_20_Car" style:display-name="Titre Car" style:family="text" style:parent-style-name="Police_20_par_20_défaut">
      <style:text-properties fo:font-variant="small-caps" fo:font-size="26pt" style:font-size-asian="26pt" style:font-size-complex="26pt"/>
    </style:style>
    <style:style style:name="Sous-titre_20_Car" style:display-name="Sous-titre Car" style:family="text" style:parent-style-name="Police_20_par_20_défaut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Police_20_par_20_défaut">
      <style:text-properties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font-style="italic" style:font-style-asian="italic" style:font-style-complex="italic"/>
    </style:style>
    <style:style style:name="Emphase_20_pâle" style:display-name="Emphase pâle" style:family="text">
      <style:text-properties fo:font-style="italic" style:font-style-asian="italic" style:font-style-complex="italic"/>
    </style:style>
    <style:style style:name="Emphase_20_intense" style:display-name="Emphase intense" style:family="text">
      <style:text-properties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/>
    </style:style>
    <style:style style:name="Référence_20_intense" style:display-name="Référence intense" style:family="text">
      <style:text-properties fo:font-variant="small-caps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35in"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</meta:initial-creator>
    <meta:creation-date>2013-07-01T14:56:00</meta:creation-date>
    <dc:date>2013-07-08T12:41:41</dc:date>
    <meta:editing-cycles>3</meta:editing-cycles>
    <meta:editing-duration>PT38M</meta:editing-duration>
    <meta:document-statistic meta:table-count="2" meta:image-count="0" meta:object-count="0" meta:page-count="2" meta:paragraph-count="147" meta:word-count="307" meta:character-count="2014" meta:non-whitespace-character-count="1839"/>
    <meta:generator>LibreOffice/4.0.4.2$Linux_X86_64 LibreOffice_project/400m0$Build-2</meta:generator>
  </office:meta>
</office:document-meta>
</file>